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3" style:family="paragraph" style:parent-style-name="Standard">
      <style:paragraph-properties fo:margin-top="0cm" fo:margin-bottom="0cm" style:contextual-spacing="false" fo:text-align="end" style:justify-single-word="false"/>
    </style:style>
    <style:style style:name="P4" style:family="paragraph" style:parent-style-name="Standard">
      <style:paragraph-properties fo:margin-top="0cm" fo:margin-bottom="0cm" style:contextual-spacing="false" fo:line-height="150%" fo:text-align="justify" style:justify-single-word="false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50%" fo:text-indent="1.27cm" style:auto-text-indent="false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7cm" style:auto-text-indent="false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50%" fo:text-indent="0cm" style:auto-text-indent="false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</style:style>
    <style:style style:name="P9" style:family="paragraph" style:parent-style-name="Standard" style:master-page-name="Standard">
      <style:paragraph-properties fo:margin-top="0cm" fo:margin-bottom="0cm" style:contextual-spacing="false" fo:text-align="center" style:justify-single-word="false" style:page-number="1"/>
      <style:text-properties fo:font-size="24pt" style:font-size-asian="24pt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/>
      <style:text-properties fo:font-size="48pt" style:font-size-asian="48pt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/>
      <style:text-properties fo:font-weight="bold" style:font-weight-asian="bold"/>
    </style:style>
    <style:style style:name="P12" style:family="paragraph" style:parent-style-name="Standard">
      <style:paragraph-properties fo:margin-top="0cm" fo:margin-bottom="0cm" style:contextual-spacing="false"/>
      <style:text-properties fo:font-size="14pt" style:font-size-asian="14pt"/>
    </style:style>
    <style:style style:name="P13" style:family="paragraph" style:parent-style-name="Standard">
      <style:paragraph-properties fo:margin-top="0cm" fo:margin-bottom="0cm" style:contextual-spacing="false"/>
      <style:text-properties officeooo:rsid="00070983" officeooo:paragraph-rsid="00070983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50%" fo:text-indent="0cm" style:auto-text-indent="false"/>
      <style:text-properties fo:font-size="12pt" style:font-size-asian="12p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size="14pt" style:font-size-asian="14pt"/>
    </style:style>
    <style:style style:name="T1" style:family="text">
      <style:text-properties fo:color="#1155cc" fo:font-size="11pt" style:text-underline-style="solid" style:text-underline-width="auto" style:text-underline-color="font-color" style:font-size-asian="11pt" style:font-size-complex="11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officeooo:rsid="000691f4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Documentação Técnica do Projeto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Garçom Onlin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>Elaborado por: </text:p>
      <text:p text:style-name="P2">João Miguel Gehlen da Silva</text:p>
      <text:p text:style-name="P2">joaogehlen91@gmail.com</text:p>
      <text:p text:style-name="P2"/>
      <text:p text:style-name="P2"/>
      <text:p text:style-name="P2"/>
      <text:p text:style-name="P2"/>
      <text:p text:style-name="P3">Versão 0.1</text:p>
      <text:p text:style-name="P1"><text:soft-page-break/></text:p>
      <text:p text:style-name="P1">Sumário</text:p>
      <text:p text:style-name="P1"/>
      <text:p text:style-name="P1"/>
      <text:p text:style-name="P13">1. O Projeto …...................................................................................................................... 1</text:p>
      <text:p text:style-name="P13"><text:tab/>1.1 Repositórios <text:s/>…................................................................................................. <text:s/>1</text:p>
      <text:p text:style-name="P13">2. Tecnologias ….................................................................................................................. 1</text:p>
      <text:p text:style-name="P1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2">1.<text:tab/>O Projeto</text:p>
      <text:p text:style-name="P1"/>
      <text:p text:style-name="P5">Objetivo do sistema é automatizar o atendimento em bares e restaurantes, com o intuito de diminuir o número de funcionários. A ideia é que o cliente consiga fazer o seu pedido sem esperar um garçom chegar na sua mesa. A única espera é a do preparo do pedido. Cada mesa terá um equipamento (celular, tablet...) para que o cliente possa fazer seu pedido. O cliente chega no estabelecimento, escolhe a mesa que mais lhe agrada, acessa o sistema que já estará disponível, faz o seu pedido e acompanha o mesmo. Para isso o sistema deve ter um usuário por mesa, para saber de onde o pedido está sendo feito. O sistema exibirá ao cliente uma série de opções, dentre elas uma lista com produtos (lanches, bebidas..), uma fila de pedidos para saber o andamento, e os detalhes do que foi pedido com o total a pagar. Quando o cliente está satisfeito, solicita o fechamento do pedido, o qual mostrará os produtos consumidos e o total a pagar, e ao ser paga a conta o sistema é ‘reiniciado’, para um próximo atendimento.</text:p>
      <text:p text:style-name="P7"/>
      <text:p text:style-name="P14">1.1<text:tab/>Repositórios</text:p>
      <text:p text:style-name="P7"><text:span text:style-name="T3"><text:tab/>G</text:span><text:span text:style-name="T2">itHub: </text:span><text:a xlink:type="simple" xlink:href="https://github.com/zanuzzorz/trabalhoEngII"><text:span text:style-name="T1">https://github.com/zanuzzorz/trabalhoEngII</text:span></text:a></text:p>
      <text:p text:style-name="P5"><text:tab/></text:p>
      <text:p text:style-name="P8"/>
      <text:p text:style-name="P15">2.<text:tab/>Tecnologias</text:p>
      <text:p text:style-name="P5">Como o sistema deve funcionar em qualquer dispositivo que possua um navegador web com internet, será desenvolvido usando PHP para o back-end, HTML e CSS para a parte front-end, e MySql para o banco de dados. </text:p>
      <text:p text:style-name="P7"><text:tab/></text:p>
      <text:p text:style-name="P8"/>
      <text:p text:style-name="P4"/>
      <text:p text:style-name="P6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pt" fo:country="B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0pt" style:language-complex="hi" style:country-complex="IN"/>
    </style:default-style>
    <style:default-style style:family="paragraph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pt" fo:country="B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53cm" fo:margin-bottom="0cm" style:contextual-spacing="tru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cm" style:contextual-spacing="tru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/>
    </style:style>
    <style:style style:name="Title" style:family="paragraph" style:parent-style-name="normal" style:next-style-name="Standard" style:default-outline-level="" style:class="chapter">
      <style:paragraph-properties fo:margin-left="1.27cm" fo:margin-right="0cm" fo:margin-top="0cm" fo:margin-bottom="0cm" style:contextual-spacing="true" fo:keep-together="always" fo:text-indent="-0.635cm" style:auto-text-indent="false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18T16:06:26.901220926</dc:date>
    <meta:generator>LibreOffice/4.2.8.2$Linux_X86_64 LibreOffice_project/420m0$Build-2</meta:generator>
    <meta:editing-duration>P0D</meta:editing-duration>
    <meta:editing-cycles>1</meta:editing-cycles>
    <meta:document-statistic meta:table-count="0" meta:image-count="0" meta:object-count="0" meta:page-count="3" meta:paragraph-count="18" meta:word-count="256" meta:character-count="1821" meta:non-whitespace-character-count="1573"/>
  </office:meta>
</office:document-meta>
</file>